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74cd" officeooo:paragraph-rsid="000c74cd"/>
    </style:style>
    <style:style style:name="P2" style:family="paragraph" style:parent-style-name="Title">
      <style:paragraph-properties fo:break-before="page"/>
      <style:text-properties officeooo:rsid="000c74cd" officeooo:paragraph-rsid="000c74c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officeooo:rsid="000c74cd" officeooo:paragraph-rsid="000c74cd" style:text-blinking="false" fo:background-color="transparent"/>
    </style:style>
    <style:style style:name="P7" style:family="paragraph" style:parent-style-name="Title">
      <style:paragraph-properties fo:break-before="page"/>
      <style:text-properties officeooo:rsid="0014c94d" officeooo:paragraph-rsid="0014c94d"/>
    </style:style>
    <style:style style:name="P8" style:family="paragraph" style:parent-style-name="Heading_20_1">
      <style:paragraph-properties fo:text-align="center" style:justify-single-word="false"/>
      <style:text-properties officeooo:rsid="001612b4" officeooo:paragraph-rsid="001612b4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rmorant Garamond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text-properties officeooo:rsid="0014c94d" officeooo:paragraph-rsid="001612b4"/>
    </style:style>
    <style:style style:name="P11" style:family="paragraph" style:parent-style-name="Text_20_body">
      <style:text-properties officeooo:rsid="001612b4" officeooo:paragraph-rsid="001612b4"/>
    </style:style>
    <style:style style:name="P12" style:family="paragraph" style:parent-style-name="Text_20_body">
      <style:text-properties officeooo:paragraph-rsid="001612b4"/>
    </style:style>
    <style:style style:name="P13" style:family="paragraph" style:parent-style-name="Text_20_body" style:list-style-name="L2">
      <style:text-properties officeooo:rsid="00170e2b" officeooo:paragraph-rsid="00170e2b"/>
    </style:style>
    <style:style style:name="P14" style:family="paragraph" style:parent-style-name="Text_20_body" style:list-style-name="L2">
      <style:text-properties fo:font-weight="normal" officeooo:rsid="001889d1" officeooo:paragraph-rsid="001889d1" style:font-weight-asian="normal" style:font-weight-complex="normal"/>
    </style:style>
    <style:style style:name="T1" style:family="text">
      <style:text-properties officeooo:rsid="000c74cd"/>
    </style:style>
    <style:style style:name="T2" style:family="text">
      <style:text-properties officeooo:rsid="000d969c"/>
    </style:style>
    <style:style style:name="T3" style:family="text">
      <style:text-properties officeooo:rsid="0014c94d"/>
    </style:style>
    <style:style style:name="T4" style:family="text">
      <style:text-properties officeooo:rsid="0014da66"/>
    </style:style>
    <style:style style:name="T5" style:family="text">
      <style:text-properties officeooo:rsid="0015a4c0"/>
    </style:style>
    <style:style style:name="T6" style:family="text">
      <style:text-properties officeooo:rsid="001612b4"/>
    </style:style>
    <style:style style:name="T7" style:family="text">
      <style:text-properties officeooo:rsid="00170e2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89d1"/>
    </style:style>
    <style:style style:name="T10" style:family="text">
      <style:text-properties officeooo:rsid="0018d3d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O<text:span text:style-name="T6">YU</text:span></text:p>
      <text:p text:style-name="P1"><text:span text:style-name="T3">or A</text:span><text:span text:style-name="T6">sorath</text:span><text:span text:style-name="T3">, </text:span>Short for “AS Of Yet Untitled”</text:p>
      <text:p text:style-name="P2">SUMMARY</text:p>
      <text:p text:style-name="P6">ASOYU is a work-in-progress Tabletop Roleplaying Game inspired by the likes of Dungeons and Dragons/Pathfinder and Wogwo’s Run, Stab, Kill, Kill.</text:p>
      <text:p text:style-name="P5">This game was designed by Roxxanne Ward, <text:span text:style-name="T2">Me</text:span>. I have not played much DND, and I have not at all played Pathfinder, but I get the mechanics. I did not find the DND system extraordinarily fun in my little time playing it majorly because of how much unnecessary math there is to do for not a lot of actual gameplay, as such I have a handful of priorities when designing this game:</text:p>
      <text:list text:style-name="L1">
        <text:list-item>
          <text:p text:style-name="P9">Minimizing time doing math<text:line-break/>This means simpler calculations, less kinds of dice unless necessary and reusable equations. (if you add any more math to DND, it just starts becoming HYBRID.)</text:p>
        </text:list-item>
        <text:list-item>
          <text:p text:style-name="P9">More in-depth systems<text:line-break/>As far as I understand it, DND’s magic system is just fancy actions with mana. I prefer to have a system which is theoretically uncapped and integrates well into lore. Additionally, I enjoy RSKK’s status effect system in which most status effects have a nominally neutral effect, such as the Cancer status effect where you roll 1D6 for every turn and either destroy the organ if you roll a one, or gain one pre-cancered skin organ if you roll a six.</text:p>
        </text:list-item>
        <text:list-item>
          <text:p text:style-name="P9">Open campaign design<text:line-break/>In my opinion, one of the coolest parts about DND/Pathfinder is that you can just write your own campaigns, create your own mechanics for those campaigns, Homebrew.</text:p>
        </text:list-item>
        <text:list-item>
          <text:p text:style-name="P9">Class freedom </text:p>
        </text:list-item>
      </text:list>
      <text:p text:style-name="P4">As of yet in development, I have not yet figured out the class system, however it would be preferable if classes primarily grant initial bonuses instead of primarily granting through-campaign bonuses so that as the tone of the campaign and needs of the player change, they are not locked in to two super-attributes they are proficient in, but that they can branch out from their initial specialization if it seems necessary.</text:p>
      <text:p text:style-name="P3">Being a first-time TTRPG designer, I admit this is very ambitious, but thats why this is a prototype!<text:line-break/>Lore-wise, while I haven’t entirely figured out the lore of ASOYU, I have an idea of it.<text:line-break/>Tbc</text:p>
      <text:p text:style-name="P3">And also, at the end of this document, there <text:span text:style-name="T1">may </text:span>be a Google Forms link asking for opinions on specific mechanics, particularly those listed with two separate mechanisms.</text:p>
      <text:p text:style-name="P7">ASOYU</text:p>
      <text:p text:style-name="P10">Welcome to ASOYU/Asorath/Asowrath/Aso! <text:span text:style-name="T4">This is an in-depth </text:span><text:span text:style-name="T6">WIP</text:span><text:span text:style-name="T4"> TTRPG </text:span><text:span text:style-name="T7">loosely </text:span><text:span text:style-name="T5">based on DND to an extent </text:span><text:span text:style-name="T6">which does a lot of unique things in the pursuit of making a TTRPG which doesn’t make the sacrifice of being mechanically shallow while prioritizing time actually doing fun things like throwing dice or strategizing instead of doing math.<text:line-break/></text:span><text:span text:style-name="T7">In this game, every player excluding the so-called Dungeon Master creates a Character, of which through they are granted the ability to interact with the world of Asorath. Character creation will be on a page following this one.</text:span></text:p>
      <text:p text:style-name="P10"/>
      <text:h text:style-name="P8" text:outline-level="1">Basic Mechanics</text:h>
      <text:p text:style-name="P12"/>
      <text:p text:style-name="P11">ASOYU is a very varying game by its own nature of being largely story &amp; player driven, but most campaigns follow a basic gameplay loop:</text:p>
      <text:p text:style-name="P11"/>
      <text:list text:style-name="L2">
        <text:list-item>
          <text:p text:style-name="P13"><text:span text:style-name="T8">The Dungeon Master describes the environment in detail.</text:span><text:line-break/>A chest on the far wall, a door with a keyhole on the nearest, perhaps a goblin guarding the aforementioned chest and maybe even esoteric symbols covering the walls. Maybe you’re in a bustling city, maybe you’re in a small town well past its golden age. Maybe you’re in a bog or a dense forest. Whatever it is, there’s always something to do!<text:line-break/>The DM will in some cases provide a map of the location, but otherwise will describe how many doors lead out of a room or who is in that room, giving the players an ample amount of detail so that they may figure out what they want to do.</text:p>
        </text:list-item>
        <text:list-item>
          <text:p text:style-name="P13"><text:span text:style-name="T8">The players then describe what they would like to do.</text:span><text:line-break/>See a goblin? Lets fight it!<text:line-break/>Maybe a stealth-oriented character who has invested into their lockpicking skill will see a particularly interesting-looking locked door and <text:span text:style-name="T9">the DM will tell them to </text:span><text:span text:style-name="T10">skill-roll lockpicking</text:span><text:span text:style-name="T9">, they end up succeeding the roll with a nat 20, and unfortunately there were not many riches behind the door, but in fact a hooded creature with no face, Uttril the Voracious, an evil spirit given necronic form.</text:span></text:p>
        </text:list-item>
        <text:list-item>
          <text:p text:style-name="P14"><text:span text:style-name="T8">The DM then describes the results of the players’ actions.</text:span><text:line-break/>The players successfully fend off the evil soul and banish it to Voulvundan. As a result, several members of the party gain XP, and they find gold on the torn cloth the apparition had donned, <text:span text:style-name="T10">only taking minor injuries which will heal passively. Overall, a victory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rmorant Garamond" svg:font-family="'Cormorant Garamond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rsid="000c74c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1T16:51:18.576000000</meta:creation-date>
    <meta:generator>LibreOffice/24.2.5.2$Windows_X86_64 LibreOffice_project/bffef4ea93e59bebbeaf7f431bb02b1a39ee8a59</meta:generator>
    <dc:date>2026-04-13T03:01:43.046000000</dc:date>
    <meta:editing-duration>PT15H48M26S</meta:editing-duration>
    <meta:editing-cycles>7</meta:editing-cycles>
    <meta:document-statistic meta:table-count="0" meta:image-count="0" meta:object-count="0" meta:page-count="3" meta:paragraph-count="19" meta:word-count="769" meta:character-count="4396" meta:non-whitespace-character-count="3652"/>
  </office:meta>
</office:document-meta>
</file>